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 style:list-style-name="L2"/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 style:list-style-name="L3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Requirements</text:p>
      <text:p text:style-name="Standard"/>
      <text:list xml:id="list2088929228" text:style-name="L2">
        <text:list-item>
          <text:p text:style-name="P2">PHP 5 &gt;= 5.3.0 (for datetime extensions)</text:p>
        </text:list-item>
        <text:list-item>
          <text:p text:style-name="P2">Postgresql 9.0.2 or greater; OR</text:p>
        </text:list-item>
        <text:list-item>
          <text:p text:style-name="P2">mySql 5.0.41 or greater</text:p>
        </text:list-item>
      </text:list>
      <text:p text:style-name="Standard"/>
      <text:p text:style-name="Standard"/>
      <text:p text:style-name="P3">Useful tools:</text:p>
      <text:list xml:id="list108188375" text:style-name="L3">
        <text:list-item>
          <text:p text:style-name="P4"><text:span text:style-name="T1">pgAdminIII v1.10.2</text:span></text:p>
        </text:list-item>
        <text:list-item>
          <text:p text:style-name="P4"><text:span text:style-name="T1">phpMyAdmin 3.3.2</text:span></text:p>
        </text:list-item>
        <text:list-item>
          <text:p text:style-name="P4"><text:span text:style-name="T1">OpenOffice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wayne </meta:initial-creator>
    <meta:creation-date>2010-12-28T15:01:20</meta:creation-date>
    <meta:document-statistic meta:table-count="0" meta:image-count="0" meta:object-count="0" meta:page-count="1" meta:paragraph-count="8" meta:word-count="31" meta:character-count="176"/>
    <dc:date>2010-12-28T15:30:03</dc:date>
    <dc:creator>Dwayne </dc:creator>
    <meta:editing-duration>PT00H13M33S</meta:editing-duration>
    <meta:editing-cycles>1</meta:editing-cycles>
    <meta:generator>OpenOffice.org/3.2$Linux OpenOffice.org_project/320m12$Build-9483</meta:generator>
  </office:meta>
</office:document-meta>
</file>